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paragraph-rsid="0036789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>
      <style:paragraph-properties fo:text-align="start" style:justify-single-word="false"/>
      <style:text-properties officeooo:paragraph-rsid="00109aa5"/>
    </style:style>
    <style:style style:name="P9" style:family="paragraph" style:parent-style-name="Standard" style:list-style-name="L1">
      <style:text-properties officeooo:paragraph-rsid="0021810a"/>
    </style:style>
    <style:style style:name="P10" style:family="paragraph" style:parent-style-name="Standard" style:list-style-name="L1">
      <style:text-properties officeooo:rsid="0034c47b" officeooo:paragraph-rsid="0034c47b"/>
    </style:style>
    <style:style style:name="P11" style:family="paragraph" style:parent-style-name="Standard" style:list-style-name="L2">
      <style:text-properties officeooo:paragraph-rsid="00109aa5"/>
    </style:style>
    <style:style style:name="P12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3ee2b3" officeooo:paragraph-rsid="003ee2b3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paragraph-rsid="00411294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3021ce" officeooo:paragraph-rsid="003021ce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3021ce" officeooo:paragraph-rsid="003021ce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rsid="003e4cb9" officeooo:paragraph-rsid="00367895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5">
      <style:text-properties style:font-name="DejaVu Sans Condensed" fo:font-size="12pt" officeooo:rsid="00148c7a" officeooo:paragraph-rsid="00334363" style:font-size-asian="12pt" style:font-size-complex="12pt"/>
    </style:style>
    <style:style style:name="P21" style:family="paragraph" style:parent-style-name="Standard" style:list-style-name="L14">
      <style:text-properties style:font-name="DejaVu Sans Condensed" fo:font-size="12pt" officeooo:paragraph-rsid="00109aa5" style:font-size-asian="12pt" style:font-size-complex="12pt"/>
    </style:style>
    <style:style style:name="P22" style:family="paragraph" style:parent-style-name="Standard" style:list-style-name="L4">
      <style:text-properties officeooo:paragraph-rsid="0031641c"/>
    </style:style>
    <style:style style:name="P23" style:family="paragraph" style:parent-style-name="Standard" style:list-style-name="L4">
      <style:text-properties officeooo:paragraph-rsid="00353667"/>
    </style:style>
    <style:style style:name="P24" style:family="paragraph" style:parent-style-name="Standard" style:list-style-name="L4">
      <style:text-properties officeooo:paragraph-rsid="00367895"/>
    </style:style>
    <style:style style:name="P25" style:family="paragraph" style:parent-style-name="Standard" style:list-style-name="L4">
      <style:text-properties fo:color="#c9211e" loext:opacity="100%" officeooo:rsid="003ee2b3" officeooo:paragraph-rsid="003ee2b3"/>
    </style:style>
    <style:style style:name="P26" style:family="paragraph" style:parent-style-name="Standard" style:list-style-name="L4">
      <style:text-properties style:text-line-through-style="none" style:text-line-through-type="none" style:font-name="DejaVu Sans Condensed" fo:font-size="12pt" officeooo:rsid="00383686" officeooo:paragraph-rsid="003567d3" style:font-size-asian="12pt" style:font-size-complex="12pt"/>
    </style:style>
    <style:style style:name="P27" style:family="paragraph" style:parent-style-name="Standard" style:list-style-name="L10">
      <style:text-properties style:text-line-through-style="none" style:text-line-through-type="none" style:font-name="DejaVu Sans Condensed" fo:font-size="12pt" officeooo:rsid="00383686" officeooo:paragraph-rsid="00367895" style:font-size-asian="12pt" style:font-size-complex="12pt"/>
    </style:style>
    <style:style style:name="P28" style:family="paragraph" style:parent-style-name="Standard" style:list-style-name="L10">
      <style:text-properties style:text-line-through-style="none" style:text-line-through-type="none" style:font-name="DejaVu Sans Condensed" fo:font-size="12pt" officeooo:rsid="00334363" officeooo:paragraph-rsid="00411294" style:font-size-asian="12pt" style:font-size-complex="12pt"/>
    </style:style>
    <style:style style:name="P29" style:family="paragraph" style:parent-style-name="Standard" style:list-style-name="L14">
      <style:text-properties style:text-line-through-style="none" style:text-line-through-type="none" style:font-name="DejaVu Sans Condensed" fo:font-size="12pt" officeooo:rsid="0034c47b" officeooo:paragraph-rsid="00353667" style:font-size-asian="12pt" style:font-size-complex="12pt"/>
    </style:style>
    <style:style style:name="P30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3686" officeooo:paragraph-rsid="003567d3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567d3" officeooo:paragraph-rsid="003567d3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text-line-through-style="none" style:text-line-through-type="none" officeooo:rsid="00411294" officeooo:paragraph-rsid="00411294"/>
    </style:style>
    <style:style style:name="P33" style:family="paragraph" style:parent-style-name="Standard" style:list-style-name="L5">
      <style:text-properties officeooo:paragraph-rsid="00411294"/>
    </style:style>
    <style:style style:name="P34" style:family="paragraph" style:parent-style-name="Standard" style:list-style-name="L5">
      <style:text-properties officeooo:rsid="003567d3" officeooo:paragraph-rsid="003567d3"/>
    </style:style>
    <style:style style:name="P35" style:family="paragraph" style:parent-style-name="Standard" style:list-style-name="L6">
      <style:text-properties officeooo:paragraph-rsid="003567d3"/>
    </style:style>
    <style:style style:name="P36" style:family="paragraph" style:parent-style-name="Standard" style:list-style-name="L8">
      <style:text-properties officeooo:paragraph-rsid="00109aa5"/>
    </style:style>
    <style:style style:name="P37" style:family="paragraph" style:parent-style-name="Standard" style:list-style-name="L9">
      <style:text-properties officeooo:paragraph-rsid="00411294"/>
    </style:style>
    <style:style style:name="P38" style:family="paragraph" style:parent-style-name="Standard" style:list-style-name="L10">
      <style:text-properties officeooo:paragraph-rsid="00367895"/>
    </style:style>
    <style:style style:name="P39" style:family="paragraph" style:parent-style-name="Standard" style:list-style-name="L10">
      <style:text-properties officeooo:paragraph-rsid="00361e90"/>
    </style:style>
    <style:style style:name="P40" style:family="paragraph" style:parent-style-name="Standard" style:list-style-name="L13">
      <style:text-properties officeooo:paragraph-rsid="003567d3"/>
    </style:style>
    <style:style style:name="P41" style:family="paragraph" style:parent-style-name="Standard" style:list-style-name="L15">
      <style:text-properties officeooo:paragraph-rsid="0031641c"/>
    </style:style>
    <style:style style:name="P42" style:family="paragraph" style:parent-style-name="Standard" style:list-style-name="L15">
      <style:text-properties officeooo:paragraph-rsid="00334363"/>
    </style:style>
    <style:style style:name="P43" style:family="paragraph" style:parent-style-name="Standard" style:list-style-name="L15">
      <style:text-properties officeooo:paragraph-rsid="0038d42e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367895" style:font-weight-asian="bold" style:font-weight-complex="bold"/>
    </style:style>
    <style:style style:name="T8" style:family="text">
      <style:text-properties fo:font-weight="bold" officeooo:rsid="0037101f" style:font-weight-asian="bold" style:font-weight-complex="bold"/>
    </style:style>
    <style:style style:name="T9" style:family="text">
      <style:text-properties fo:font-weight="bold" officeooo:rsid="003c3b00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e445c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67895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e9e79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11294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style:font-size-asian="12pt" style:font-size-complex="12pt"/>
    </style:style>
    <style:style style:name="T26" style:family="text">
      <style:text-properties style:font-name="DejaVu Sans Condensed" fo:font-size="12pt" officeooo:rsid="001e18cf" style:font-size-asian="12pt" style:font-size-complex="12pt"/>
    </style:style>
    <style:style style:name="T27" style:family="text">
      <style:text-properties style:font-name="DejaVu Sans Condensed" fo:font-size="12pt" officeooo:rsid="00148c7a" style:font-size-asian="12pt" style:font-size-complex="12pt"/>
    </style:style>
    <style:style style:name="T28" style:family="text">
      <style:text-properties style:font-name="DejaVu Sans Condensed" fo:font-size="12pt" officeooo:rsid="0018178b" style:font-size-asian="12pt" style:font-size-complex="12pt"/>
    </style:style>
    <style:style style:name="T29" style:family="text">
      <style:text-properties style:font-name="DejaVu Sans Condensed" fo:font-size="12pt" officeooo:rsid="003021ce" style:font-size-asian="12pt" style:font-size-complex="12pt"/>
    </style:style>
    <style:style style:name="T30" style:family="text">
      <style:text-properties style:font-name="DejaVu Sans Condensed" fo:font-size="12pt" officeooo:rsid="003e4cb9" style:font-size-asian="12pt" style:font-size-complex="12pt"/>
    </style:style>
    <style:style style:name="T31" style:family="text">
      <style:text-properties style:font-name="DejaVu Sans Condensed" fo:font-size="12pt" officeooo:rsid="001fcda3" style:font-size-asian="12pt" style:font-size-complex="12pt"/>
    </style:style>
    <style:style style:name="T32" style:family="text">
      <style:text-properties style:font-name="DejaVu Sans Condensed" fo:font-size="12pt" officeooo:rsid="0031641c" style:font-size-asian="12pt" style:font-size-complex="12pt"/>
    </style:style>
    <style:style style:name="T33" style:family="text">
      <style:text-properties style:font-name="DejaVu Sans Condensed" fo:font-size="12pt" officeooo:rsid="00334363" style:font-size-asian="12pt" style:font-size-complex="12pt"/>
    </style:style>
    <style:style style:name="T34" style:family="text">
      <style:text-properties style:font-name="DejaVu Sans Condensed" fo:font-size="12pt" officeooo:rsid="0034c47b" style:font-size-asian="12pt" style:font-size-complex="12pt"/>
    </style:style>
    <style:style style:name="T35" style:family="text">
      <style:text-properties style:font-name="DejaVu Sans Condensed" fo:font-size="12pt" officeooo:rsid="00367895" style:font-size-asian="12pt" style:font-size-complex="12pt"/>
    </style:style>
    <style:style style:name="T36" style:family="text">
      <style:text-properties style:font-name="DejaVu Sans Condensed" fo:font-size="12pt" officeooo:rsid="0037101f" style:font-size-asian="12pt" style:font-size-complex="12pt"/>
    </style:style>
    <style:style style:name="T37" style:family="text">
      <style:text-properties style:font-name="DejaVu Sans Condensed" fo:font-size="12pt" officeooo:rsid="003fad68" style:font-size-asian="12pt" style:font-size-complex="12pt"/>
    </style:style>
    <style:style style:name="T38" style:family="text">
      <style:text-properties style:font-name="DejaVu Sans Condensed" fo:font-size="12pt" officeooo:rsid="0040b099" style:font-size-asian="12pt" style:font-size-complex="12pt"/>
    </style:style>
    <style:style style:name="T39" style:family="text">
      <style:text-properties style:font-name="DejaVu Sans Condensed" fo:font-size="12pt" officeooo:rsid="00411294" style:font-size-asian="12pt" style:font-size-complex="12pt"/>
    </style:style>
    <style:style style:name="T40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41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42" style:family="text">
      <style:text-properties style:font-name="DejaVu Sans Condensed" fo:font-size="12pt" fo:font-style="normal" officeooo:rsid="003021ce" style:font-size-asian="12pt" style:font-style-asian="normal" style:font-size-complex="12pt" style:font-style-complex="normal"/>
    </style:style>
    <style:style style:name="T43" style:family="text">
      <style:text-properties style:font-name="DejaVu Sans Condensed" fo:font-size="12pt" fo:font-style="normal" officeooo:rsid="0034c47b" style:font-size-asian="12pt" style:font-style-asian="normal" style:font-size-complex="12pt" style:font-style-complex="normal"/>
    </style:style>
    <style:style style:name="T44" style:family="text">
      <style:text-properties style:font-name="DejaVu Sans Condensed" fo:font-size="12pt" fo:font-style="normal" officeooo:rsid="00353667" style:font-size-asian="12pt" style:font-style-asian="normal" style:font-size-complex="12pt" style:font-style-complex="normal"/>
    </style:style>
    <style:style style:name="T4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6" style:family="text">
      <style:text-properties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47" style:family="text">
      <style:text-properties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021ce" style:font-weight-asian="normal" style:font-weight-complex="normal"/>
    </style:style>
    <style:style style:name="T50" style:family="text">
      <style:text-properties fo:font-weight="normal" officeooo:rsid="00148c7a" style:font-weight-asian="normal" style:font-weight-complex="normal"/>
    </style:style>
    <style:style style:name="T51" style:family="text">
      <style:text-properties fo:font-weight="normal" officeooo:rsid="003567d3" style:font-weight-asian="normal" style:font-weight-complex="normal"/>
    </style:style>
    <style:style style:name="T52" style:family="text">
      <style:text-properties fo:font-weight="normal" officeooo:rsid="00334363" style:font-weight-asian="normal" style:font-weight-complex="normal"/>
    </style:style>
    <style:style style:name="T53" style:family="text">
      <style:text-properties fo:font-weight="normal" officeooo:rsid="00367895" style:font-weight-asian="normal" style:font-weight-complex="normal"/>
    </style:style>
    <style:style style:name="T54" style:family="text">
      <style:text-properties fo:font-weight="normal" officeooo:rsid="00353667" style:font-weight-asian="normal" style:font-weight-complex="normal"/>
    </style:style>
    <style:style style:name="T55" style:family="text">
      <style:text-properties fo:font-weight="normal" officeooo:rsid="00411294" style:font-weight-asian="normal" style:font-weight-complex="normal"/>
    </style:style>
    <style:style style:name="T56" style:family="text">
      <style:text-properties style:text-line-through-style="none" style:text-line-through-type="none"/>
    </style:style>
    <style:style style:name="T57" style:family="text">
      <style:text-properties style:text-line-through-style="none" style:text-line-through-type="none" fo:font-weight="normal" officeooo:rsid="00256106" style:font-weight-asian="normal" style:font-weight-complex="normal"/>
    </style:style>
    <style:style style:name="T58" style:family="text">
      <style:text-properties style:text-line-through-style="none" style:text-line-through-type="none" fo:font-weight="normal" officeooo:rsid="003ec678" style:font-weight-asian="normal" style:font-weight-complex="normal"/>
    </style:style>
    <style:style style:name="T59" style:family="text">
      <style:text-properties style:text-line-through-style="none" style:text-line-through-type="none" fo:font-weight="normal" officeooo:rsid="0031641c" style:font-weight-asian="normal" style:font-weight-complex="normal"/>
    </style:style>
    <style:style style:name="T60" style:family="text">
      <style:text-properties style:text-line-through-style="none" style:text-line-through-type="none" fo:font-weight="normal" officeooo:rsid="00334363" style:font-weight-asian="normal" style:font-weight-complex="normal"/>
    </style:style>
    <style:style style:name="T61" style:family="text">
      <style:text-properties style:text-line-through-style="none" style:text-line-through-type="none" fo:font-weight="normal" officeooo:rsid="003021ce" style:font-weight-asian="normal" style:font-weight-complex="normal"/>
    </style:style>
    <style:style style:name="T62" style:family="text">
      <style:text-properties style:text-line-through-style="none" style:text-line-through-type="none" fo:font-weight="normal" officeooo:rsid="0038d42e" style:font-weight-asian="normal" style:font-weight-complex="normal"/>
    </style:style>
    <style:style style:name="T63" style:family="text">
      <style:text-properties style:text-line-through-style="none" style:text-line-through-type="none" fo:font-weight="normal" officeooo:rsid="003567d3" style:font-weight-asian="normal" style:font-weight-complex="normal"/>
    </style:style>
    <style:style style:name="T64" style:family="text">
      <style:text-properties style:text-line-through-style="none" style:text-line-through-type="none" fo:font-weight="normal" officeooo:rsid="00367895" style:font-weight-asian="normal" style:font-weight-complex="normal"/>
    </style:style>
    <style:style style:name="T65" style:family="text">
      <style:text-properties style:text-line-through-style="none" style:text-line-through-type="none" fo:font-weight="normal" officeooo:rsid="00361e90" style:font-weight-asian="normal" style:font-weight-complex="normal"/>
    </style:style>
    <style:style style:name="T66" style:family="text">
      <style:text-properties style:text-line-through-style="none" style:text-line-through-type="none" officeooo:rsid="00383686"/>
    </style:style>
    <style:style style:name="T67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68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69" style:family="text">
      <style:text-properties style:text-line-through-style="none" style:text-line-through-type="none" style:font-name="DejaVu Sans Condensed" fo:font-size="12pt" officeooo:rsid="003021ce" style:font-size-asian="12pt" style:font-size-complex="12pt"/>
    </style:style>
    <style:style style:name="T70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71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72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73" style:family="text">
      <style:text-properties style:text-line-through-style="none" style:text-line-through-type="none" style:font-name="DejaVu Sans Condensed" fo:font-size="12pt" officeooo:rsid="00353667" style:font-size-asian="12pt" style:font-size-complex="12pt"/>
    </style:style>
    <style:style style:name="T74" style:family="text">
      <style:text-properties style:text-line-through-style="none" style:text-line-through-type="none" style:font-name="DejaVu Sans Condensed" fo:font-size="12pt" officeooo:rsid="003567d3" style:font-size-asian="12pt" style:font-size-complex="12pt"/>
    </style:style>
    <style:style style:name="T75" style:family="text">
      <style:text-properties style:text-line-through-style="none" style:text-line-through-type="none" style:font-name="DejaVu Sans Condensed" fo:font-size="12pt" officeooo:rsid="00334363" style:font-size-asian="12pt" style:font-size-complex="12pt"/>
    </style:style>
    <style:style style:name="T76" style:family="text">
      <style:text-properties style:text-line-through-style="none" style:text-line-through-type="none" style:font-name="DejaVu Sans Condensed" fo:font-size="12pt" officeooo:rsid="003abcfd" style:font-size-asian="12pt" style:font-size-complex="12pt"/>
    </style:style>
    <style:style style:name="T77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style:font-name="DejaVu Sans Condensed" fo:font-size="12pt" fo:font-weight="normal" officeooo:rsid="003ec678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style:font-name="DejaVu Sans Condensed" fo:font-size="12pt" fo:font-weight="normal" officeooo:rsid="0031641c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style:font-name="DejaVu Sans Condensed" fo:font-size="12pt" fo:font-weight="normal" officeooo:rsid="003021ce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style:font-name="DejaVu Sans Condensed" fo:font-size="12pt" fo:font-weight="normal" officeooo:rsid="00334363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style:font-name="DejaVu Sans Condensed" fo:font-size="12pt" fo:font-weight="normal" officeooo:rsid="0034c47b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style:font-name="DejaVu Sans Condensed" fo:font-size="12pt" fo:font-weight="normal" officeooo:rsid="00353667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style:font-name="DejaVu Sans Condensed" fo:font-size="12pt" fo:font-weight="normal" officeooo:rsid="003567d3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style:font-name="DejaVu Sans Condensed" fo:font-size="12pt" fo:font-weight="normal" officeooo:rsid="0038d42e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style:font-name="DejaVu Sans Condensed" fo:font-size="12pt" fo:font-weight="normal" officeooo:rsid="00411294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officeooo:rsid="003021ce"/>
    </style:style>
    <style:style style:name="T94" style:family="text">
      <style:text-properties style:text-line-through-style="none" style:text-line-through-type="none" officeooo:rsid="00334363"/>
    </style:style>
    <style:style style:name="T95" style:family="text">
      <style:text-properties officeooo:rsid="0031641c"/>
    </style:style>
    <style:style style:name="T96" style:family="text">
      <style:text-properties officeooo:rsid="00334363"/>
    </style:style>
    <style:style style:name="T97" style:family="text">
      <style:text-properties officeooo:rsid="0034c47b"/>
    </style:style>
    <style:style style:name="T98" style:family="text">
      <style:text-properties officeooo:rsid="00353667"/>
    </style:style>
    <style:style style:name="T99" style:family="text">
      <style:text-properties officeooo:rsid="003567d3"/>
    </style:style>
    <style:style style:name="T100" style:family="text">
      <style:text-properties officeooo:rsid="00367895"/>
    </style:style>
    <style:style style:name="T101" style:family="text">
      <style:text-properties officeooo:rsid="0036c594"/>
    </style:style>
    <style:style style:name="T102" style:family="text">
      <style:text-properties officeooo:rsid="0038d42e"/>
    </style:style>
    <style:style style:name="T103" style:family="text">
      <style:text-properties officeooo:rsid="00399741"/>
    </style:style>
    <style:style style:name="T104" style:family="text">
      <style:text-properties officeooo:rsid="003c3b00"/>
    </style:style>
    <style:style style:name="T105" style:family="text">
      <style:text-properties officeooo:rsid="00411294"/>
    </style:style>
    <style:style style:name="T106" style:family="text">
      <style:text-properties style:text-line-through-style="solid" style:text-line-through-type="single"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107" style:family="text">
      <style:text-properties style:text-line-through-style="solid" style:text-line-through-type="single"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8"><text:span text:style-name="T16">1</text:span><text:span text:style-name="T20">0</text:span><text:span text:style-name="T16">2</text:span><text:span text:style-name="T17"> - </text:span><text:span text:style-name="T18">Controls - </text:span><text:span text:style-name="T21">Gunner - </text:span><text:span text:style-name="T14">Throttle </text:span><text:span text:style-name="T19">Grip</text:span><text:span text:style-name="T23"> TADS</text:span><text:span text:style-name="T24"> NEW</text:span></text:p>
      <text:p text:style-name="P6">U=Up, D=Down, F=Forward, B=Backward, L=Left, R=Right, P=Press, S-*=Shift-<text:span text:style-name="T11">*</text:span>, L-*=Long-<text:span text:style-name="T11">*</text:span></text:p>
      <text:p text:style-name="P6"/>
      <text:p text:style-name="P7"><text:span text:style-name="T13">Top</text:span><text:span text:style-name="T14"> </text:span><text:span text:style-name="T15">H</text:span><text:span text:style-name="T14">at</text:span></text:p>
      <text:list xml:id="list2560403548" text:style-name="L1">
        <text:list-item>
          <text:p text:style-name="P9"><text:span text:style-name="T41">U</text:span><text:span text:style-name="T42">/D/</text:span><text:span text:style-name="T43">F</text:span><text:span text:style-name="T42">/</text:span><text:span text:style-name="T43">B</text:span><text:span text:style-name="T41">: </text:span><text:span text:style-name="T42">Cursor controller</text:span><text:span text:style-name="T44"> (LHG)</text:span></text:p>
        </text:list-item>
        <text:list-item>
          <text:p text:style-name="P9"><text:span text:style-name="T42">P</text:span><text:span text:style-name="T41">: </text:span><text:span text:style-name="T42">Cursor enter</text:span><text:span text:style-name="T44"> (LHG)</text:span></text:p>
        </text:list-item>
        <text:list-item>
          <text:p text:style-name="P10"><text:span text:style-name="T42">S</text:span><text:span text:style-name="T40">-P: Cursor display select</text:span><text:span text:style-name="T44"> (LHG)</text:span></text:p>
        </text:list-item>
      </text:list>
      <text:p text:style-name="P1"><text:span text:style-name="T1">Top</text:span> <text:span text:style-name="T12">H</text:span>at <text:span text:style-name="T12">Ri</text:span>ng</text:p>
      <text:list xml:id="list3042302882" text:style-name="L2">
        <text:list-item>
          <text:p text:style-name="P11"><text:span text:style-name="T26">F</text:span><text:span text:style-name="T39">: --</text:span></text:p>
        </text:list-item>
        <text:list-item>
          <text:p text:style-name="P32"><text:span text:style-name="T39">B</text:span><text:span text:style-name="T25">: </text:span><text:span text:style-name="T45">--</text:span></text:p>
        </text:list-item>
      </text:list>
      <text:p text:style-name="P1"><text:span text:style-name="T1">Middle </text:span><text:span text:style-name="T12">H</text:span><text:span text:style-name="T1">at</text:span> -- <text:span text:style-name="T2">"</text:span>Comm<text:span text:style-name="T2">unications switch"</text:span></text:p>
      <text:list xml:id="list83807043" text:style-name="L3">
        <text:list-item>
          <text:p text:style-name="P12">U: (SRS radio 1 PTT)</text:p>
        </text:list-item>
        <text:list-item>
          <text:p text:style-name="P12">D: (SRS radio 2 PTT)</text:p>
        </text:list-item>
        <text:list-item>
          <text:p text:style-name="P13">F: (SRS radio 3 PTT)</text:p>
        </text:list-item>
      </text:list>
      <text:p text:style-name="P3"><text:span text:style-name="T4">B</text:span><text:span text:style-name="T5">ottom </text:span><text:span text:style-name="T6">H</text:span><text:span text:style-name="T5">at</text:span></text:p>
      <text:list xml:id="list4020560306" text:style-name="L4">
        <text:list-item>
          <text:p text:style-name="P25"><text:span text:style-name="T30">I</text:span><text:span text:style-name="T25">MPORTANT NOTE: Manual says active trigger (cyclic or TADS) is determined by which Sight Select hat is used</text:span><text:span text:style-name="T37">??</text:span><text:span text:style-name="T38"> <text:s/>(Quick Start Manual p. 277)</text:span></text:p>
        </text:list-item>
        <text:list-item>
          <text:p text:style-name="P22"><text:span text:style-name="T30">U</text:span><text:span text:style-name="T31">: </text:span><text:span text:style-name="T34">Sight Select </text:span><text:span text:style-name="T70">HMD (IHADSS)</text:span><text:span text:style-name="T73"> (RHG)</text:span></text:p>
        </text:list-item>
        <text:list-item>
          <text:p text:style-name="P23"><text:span text:style-name="T30">D</text:span><text:span text:style-name="T31">: </text:span><text:bookmark text:name="page43R_mcid151"/><text:span text:style-name="T34">Sight Select </text:span><text:span text:style-name="T76">LINK</text:span><text:span text:style-name="T73"> (RHG) (s</text:span><text:span text:style-name="T71">ets FCR</text:span><text:span text:style-name="T72"> or TADS to</text:span><text:span text:style-name="T71"> </text:span><text:span text:style-name="T73">LOS </text:span><text:span text:style-name="T72">of TADS or FCR, depending on which is selected</text:span><text:span text:style-name="T73">)</text:span></text:p>
        </text:list-item>
        <text:list-item>
          <text:p text:style-name="P23"><text:span text:style-name="T80">F</text:span><text:span text:style-name="T81">: </text:span><text:span text:style-name="T86">Sight Select </text:span><text:span text:style-name="T82">TADS</text:span><text:span text:style-name="T87"> (RHG)</text:span></text:p>
        </text:list-item>
        <text:list-item>
          <text:p text:style-name="P23"><text:span text:style-name="T32">B</text:span><text:span text:style-name="T31">: </text:span><text:span text:style-name="T34">Sight Select </text:span><text:span text:style-name="T70">FCR</text:span><text:span text:style-name="T73"> (RHG)</text:span></text:p>
        </text:list-item>
        <text:list-item>
          <text:p text:style-name="P22"><text:span text:style-name="T82">P</text:span><text:span text:style-name="T83">: </text:span><text:span text:style-name="T87">Sight Slave toggle (RHG)</text:span></text:p>
        </text:list-item>
        <text:list-item>
          <text:p text:style-name="P24"><text:span text:style-name="T70">S-</text:span><text:span text:style-name="T67">U</text:span><text:span text:style-name="T68">: FCR </text:span><text:span text:style-name="T74">Mode </text:span><text:span text:style-name="T68">ATM (Air Target Mode)</text:span><text:span text:style-name="T88"> (LHG)</text:span></text:p>
        </text:list-item>
        <text:list-item>
          <text:p text:style-name="P24"><text:span text:style-name="T68">S-</text:span><text:span text:style-name="T67">D</text:span><text:span text:style-name="T68">: FCR </text:span><text:span text:style-name="T74">Mode </text:span><text:span text:style-name="T68">GTM (Ground Target Mode)</text:span><text:span text:style-name="T88"> (LHG)</text:span></text:p>
        </text:list-item>
        <text:list-item>
          <text:p text:style-name="P26">S-<text:span text:style-name="T100">F</text:span>: FCR <text:span text:style-name="T99">Mode </text:span>RMAP (Radar Map mode)<text:span text:style-name="T51"> (LHG)</text:span></text:p>
        </text:list-item>
        <text:list-item>
          <text:p text:style-name="P30"><text:span text:style-name="T98">S-</text:span><text:span text:style-name="T100">B</text:span><text:span text:style-name="T98">: FCR </text:span><text:span text:style-name="T99">Mode </text:span><text:span text:style-name="T98">TPM (Terrain Profiles Mode)</text:span><text:span text:style-name="T99"> (LHG)</text:span></text:p>
        </text:list-item>
        <text:list-item>
          <text:p text:style-name="P31"><text:span text:style-name="T98">S</text:span>-P: FCR Cued Search (LHG) (cues radar to threat emitter and searches; FCR must be active sight<text:span text:style-name="T103"> or LINKed to TADS</text:span>)</text:p>
        </text:list-item>
      </text:list>
      <text:p text:style-name="P2"><text:span text:style-name="T1">F</text:span><text:span text:style-name="T10">ront </text:span><text:span text:style-name="T12">T</text:span><text:span text:style-name="T10">humb </text:span><text:span text:style-name="T12">B</text:span><text:span text:style-name="T10">utton</text:span></text:p>
      <text:list xml:id="list2234426819" text:style-name="L5">
        <text:list-item>
          <text:p text:style-name="P33"><text:span text:style-name="T92">P: </text:span><text:span text:style-name="T84">Laser 2nd detent (ranging and designation)</text:span><text:span text:style-name="T87"> (RHG)</text:span></text:p>
        </text:list-item>
        <text:list-item>
          <text:p text:style-name="P34"><text:span text:style-name="T87">S</text:span><text:span text:style-name="T77">-P: FCR Scan switch forward (LHG) (S-SCAN, single sweep)</text:span></text:p>
        </text:list-item>
      </text:list>
      <text:p text:style-name="P5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xml:id="list1790921656" text:style-name="L6">
        <text:list-item>
          <text:p text:style-name="P14"><text:span text:style-name="T1">P:</text:span><text:span text:style-name="T95"> </text:span><text:span text:style-name="T65">Store/Update switch UPDT (</text:span><text:span text:style-name="T64">LH</text:span><text:span text:style-name="T65">G) (TADS position update or flyover update)</text:span></text:p>
        </text:list-item>
        <text:list-item>
          <text:p text:style-name="P35"><text:span text:style-name="T87">S-P: FCR Scan switch </text:span><text:span text:style-name="T88">back </text:span><text:span text:style-name="T87">(LHG) (</text:span><text:span text:style-name="T88">C</text:span><text:span text:style-name="T87">-SCAN, </text:span><text:span text:style-name="T88">continuous scanning</text:span><text:span text:style-name="T87">)</text:span></text:p>
        </text:list-item>
      </text:list>
      <text:p text:style-name="P3"><text:span text:style-name="T4">B</text:span><text:span text:style-name="T5">ottom </text:span><text:span text:style-name="T6">T</text:span><text:span text:style-name="T5">humb </text:span><text:span text:style-name="T6">B</text:span><text:span text:style-name="T5">utton</text:span></text:p>
      <text:list xml:id="list3012815911" text:style-name="L7">
        <text:list-item>
          <text:p text:style-name="P15">P: <text:span text:style-name="T97">Missile Advance (RHG) (only used with Manual Hellfire missile sequencing)</text:span></text:p>
        </text:list-item>
      </text:list>
      <text:p text:style-name="P2"><text:span text:style-name="T1">M</text:span><text:span text:style-name="T10">inistick</text:span></text:p>
      <text:list xml:id="list3639813126" text:style-name="L8">
        <text:list-item>
          <text:p text:style-name="P36"><text:span text:style-name="T28">Axes: </text:span><text:span text:style-name="T29">Sight Manual Tracker ("Thumbforce controller")</text:span><text:span text:style-name="T35"> (RHG)</text:span></text:p>
        </text:list-item>
      </text:list>
      <text:list xml:id="list3661992677" text:style-name="L9">
        <text:list-item>
          <text:p text:style-name="P37"><text:span text:style-name="T84">P: </text:span><text:span text:style-name="T83">Store</text:span><text:span text:style-name="T88">/Update switch STORE (</text:span><text:span text:style-name="T89">L</text:span><text:span text:style-name="T88">HG)</text:span><text:span text:style-name="T91"> (Stores selected sensor LOS as a point)</text:span></text:p>
        </text:list-item>
      </text:list>
      <text:p text:style-name="P1"><text:span text:style-name="T1">Middle </text:span><text:span text:style-name="T12">F</text:span><text:span text:style-name="T1">inger </text:span><text:span text:style-name="T12">H</text:span><text:span text:style-name="T1">at</text:span></text:p>
      <text:list xml:id="list557133077" text:style-name="L10">
        <text:list-item>
          <text:p text:style-name="P17"><text:span text:style-name="T56">U</text:span><text:span text:style-name="T66">:</text:span><text:span text:style-name="T93"> TADS FOV </text:span><text:span text:style-name="T66">Wide</text:span><text:span text:style-name="T94"> (LHG)</text:span></text:p>
        </text:list-item>
        <text:list-item>
          <text:p text:style-name="P38"><text:span text:style-name="T67">D</text:span><text:span text:style-name="T68">: </text:span><text:span text:style-name="T69">TADS FOV </text:span><text:span text:style-name="T68">Zoom</text:span><text:span text:style-name="T75"> (LHG)</text:span></text:p>
        </text:list-item>
        <text:list-item>
          <text:p text:style-name="P27">R: <text:span text:style-name="T49">TADS FOV </text:span><text:span text:style-name="T48">Narrow</text:span><text:span text:style-name="T52"> (LHG)</text:span></text:p>
        </text:list-item>
        <text:list-item>
          <text:p text:style-name="P27"><text:span text:style-name="T48">L: </text:span><text:span text:style-name="T49">TADS FOV </text:span><text:span text:style-name="T48">Medium</text:span><text:span text:style-name="T52"> (LHG)</text:span></text:p>
        </text:list-item>
        <text:list-item>
          <text:p text:style-name="P28"><text:span text:style-name="T50">P: </text:span><text:span text:style-name="T53">LMC (</text:span><text:span text:style-name="T50">Linear Motion Compensat</text:span><text:span text:style-name="T53">or)</text:span><text:span text:style-name="T50"> toggle</text:span><text:span text:style-name="T53"> (LHG)</text:span></text:p>
        </text:list-item>
        <text:list-item>
          <text:p text:style-name="P39"><text:span text:style-name="T88">S</text:span><text:span text:style-name="T91">-P: </text:span><text:span text:style-name="T92">--</text:span></text:p>
        </text:list-item>
        <text:list-item>
          <text:p text:style-name="P38"><text:span text:style-name="T74">S-</text:span><text:span text:style-name="T67">U</text:span><text:span text:style-name="T68">: FCR </text:span><text:span text:style-name="T69">Scan Size </text:span><text:span text:style-name="T68">Wide</text:span><text:span text:style-name="T69"> (90 deg arc)</text:span><text:span text:style-name="T74"> (RHG)</text:span></text:p>
        </text:list-item>
        <text:list-item>
          <text:p text:style-name="P38"><text:span text:style-name="T74">S-</text:span><text:span text:style-name="T67">D</text:span><text:span text:style-name="T68">: FCR </text:span><text:span text:style-name="T69">Scan Size </text:span><text:span text:style-name="T68">Zoom</text:span><text:span text:style-name="T69"> (15 deg arc)</text:span><text:span text:style-name="T74"> (RHG)</text:span></text:p>
        </text:list-item>
        <text:list-item>
          <text:p text:style-name="P27"><text:span text:style-name="T99">S-</text:span>R: <text:span text:style-name="T48">FCR </text:span><text:span text:style-name="T49">Scan Size </text:span><text:span text:style-name="T48">Narrow</text:span><text:span text:style-name="T49"> (30 deg arc)</text:span><text:span text:style-name="T51"> (RHG)</text:span></text:p>
        </text:list-item>
        <text:list-item>
          <text:p text:style-name="P27"><text:span text:style-name="T51">S-</text:span><text:span text:style-name="T48">L: FCR </text:span><text:span text:style-name="T49">Scan Size </text:span><text:span text:style-name="T48">Medium</text:span><text:span text:style-name="T49"> (45 deg arc)</text:span><text:span text:style-name="T51"> (RHG)</text:span></text:p>
        </text:list-item>
      </text:list>
      <text:p text:style-name="P2"><text:span text:style-name="T1">Ring </text:span><text:span text:style-name="T12">F</text:span><text:span text:style-name="T1">inger </text:span><text:span text:style-name="T12">S</text:span><text:span text:style-name="T10">lider</text:span></text:p>
      <text:list xml:id="list1151215531" text:style-name="L11">
        <text:list-item>
          <text:p text:style-name="P18">U/D: --</text:p>
        </text:list-item>
      </text:list>
      <text:p text:style-name="P2"><text:span text:style-name="T1">P</text:span><text:span text:style-name="T10">inky </text:span><text:span text:style-name="T12">S</text:span><text:span text:style-name="T1">witch</text:span></text:p>
      <text:list xml:id="list2957884281" text:style-name="L12">
        <text:list-item>
          <text:p text:style-name="P16">U: <text:span text:style-name="T96">LST </text:span><text:span text:style-name="T101">Mode </text:span><text:span text:style-name="T96">Automatic (enables LST with 4-bar scan around current LOS) (LHG)</text:span></text:p>
        </text:list-item>
        <text:list-item>
          <text:p text:style-name="P16"><text:span text:style-name="T96">P</text:span>: <text:span text:style-name="T96">LST </text:span><text:span text:style-name="T101">Mode </text:span><text:span text:style-name="T96">Off (LHG)</text:span></text:p>
        </text:list-item>
        <text:list-item>
          <text:p text:style-name="P19"><text:span text:style-name="T96">D</text:span>: <text:span text:style-name="T96">LST </text:span><text:span text:style-name="T101">Mode </text:span><text:span text:style-name="T96">Manual (enables LST and sets TADS tracking mode to Manual) (LHG)</text:span></text:p>
        </text:list-item>
      </text:list>
      <text:list xml:id="list2960315670" text:style-name="L13">
        <text:list-item>
          <text:p text:style-name="P40"><text:span text:style-name="T74">S-</text:span><text:span text:style-name="T33">U: IAT </text:span><text:span text:style-name="T36">P</text:span><text:span text:style-name="T33">olarity White (tracks light objects) (RHG)</text:span></text:p>
        </text:list-item>
        <text:list-item>
          <text:p text:style-name="P40"><text:span text:style-name="T74">S-</text:span><text:span text:style-name="T33">P: IAT </text:span><text:span text:style-name="T36">P</text:span><text:span text:style-name="T33">olarity Auto (RHG)</text:span></text:p>
        </text:list-item>
        <text:list-item>
          <text:p text:style-name="P40"><text:span text:style-name="T74">S-</text:span><text:span text:style-name="T33">D: IAT </text:span><text:span text:style-name="T36">P</text:span><text:span text:style-name="T33">olarity Black (tracks dark objects) (RHG)</text:span></text:p>
        </text:list-item>
      </text:list>
      <text:p text:style-name="P4"><text:span text:style-name="T4">P</text:span><text:span text:style-name="T3">inky </text:span><text:span text:style-name="T6">B</text:span><text:span text:style-name="T3">utton</text:span></text:p>
      <text:list xml:id="list4154285700" text:style-name="L14">
        <text:list-item>
          <text:p text:style-name="P21"><text:span text:style-name="T1">P: </text:span><text:span text:style-name="T96">Image Autotracker </text:span><text:span text:style-name="T98">switch up</text:span><text:span text:style-name="T96"> (LHG)</text:span><text:span text:style-name="T98"> (short: enables autotrack as primary track; long: activates manual sizing of the tracking gates)</text:span></text:p>
        </text:list-item>
        <text:list-item>
          <text:p text:style-name="P29"><text:span text:style-name="T98">S-</text:span><text:span text:style-name="T1">P: </text:span><text:span text:style-name="T96">Image Autotracker </text:span><text:span text:style-name="T98">switch down </text:span><text:span text:style-name="T96">(LHG)</text:span><text:span text:style-name="T98"> (when offset tracking, returns TADS to primary track; when not offset tracking, deletes the current track (primary or secondary))</text:span></text:p>
        </text:list-item>
      </text:list>
      <text:p text:style-name="P1">Pinky <text:span text:style-name="T12">W</text:span>heel</text:p>
      <text:list xml:id="list2598175175" text:style-name="L15">
        <text:list-item>
          <text:p text:style-name="P41"><text:span text:style-name="T80">F</text:span><text:span text:style-name="T78">: </text:span><text:span text:style-name="T85">TADS Sensor Select </text:span><text:span text:style-name="T90">switch </text:span><text:span text:style-name="T79">FLIR</text:span><text:span text:style-name="T85"> (LHG)</text:span></text:p>
        </text:list-item>
        <text:list-item>
          <text:p text:style-name="P20"><text:span text:style-name="T59">B</text:span><text:span text:style-name="T57">: </text:span><text:span text:style-name="T60">TADS Sensor Select </text:span><text:span text:style-name="T62">switch </text:span><text:span text:style-name="T59">D</text:span><text:span text:style-name="T58">TV</text:span><text:span text:style-name="T60"> (LHG)</text:span></text:p>
        </text:list-item>
        <text:list-item>
          <text:p text:style-name="P42"><text:span text:style-name="T79">P</text:span><text:span text:style-name="T80">: FLIR Polarity </text:span><text:span text:style-name="T90">button</text:span><text:span text:style-name="T85"> (RHG)</text:span><text:span text:style-name="T90"> (toggles TADS FLIR WHOT/BHOT)</text:span></text:p>
        </text:list-item>
        <text:list-item>
          <text:p text:style-name="P43"><text:span text:style-name="T85">S-P: FCR C-Scope </text:span><text:span text:style-name="T90">button </text:span><text:span text:style-name="T91">(RHG)</text:span><text:span text:style-name="T90"> (toggles </text:span><text:span text:style-name="T85">az/el radar view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22T14:23:46.438000000</dc:date>
    <meta:editing-duration>PT4H15M34S</meta:editing-duration>
    <meta:editing-cycles>4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64" meta:word-count="515" meta:character-count="2748" meta:non-whitespace-character-count="2345"/>
  </office:meta>
</office:document-meta>
</file>